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2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10.4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 style:data-style-name="N1">
      <style:table-cell-properties fo:border="0.06pt solid #000000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13"/>
        <table:table-column table:style-name="co4" table:default-cell-style-name="ce6"/>
        <table:table-column table:style-name="co1" table:number-columns-repeated="3" table:default-cell-style-name="ce1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4" office:value-type="string" calcext:value-type="string">
            <text:p>Di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07" calcext:value-type="date">
            <text:p>0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meros pasos – Hello World – Instalando FreeRTOS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08" calcext:value-type="date">
            <text:p>08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eRTOS instalado – Funcionando GPIO y contador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09" calcext:value-type="date">
            <text:p>09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aje a C++ - Lectura de APIs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0" calcext:value-type="date">
            <text:p>10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Scanner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1" calcext:value-type="date">
            <text:p>1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nto de conexión Wifi – Agregado de WifiConnectio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3" calcext:value-type="date">
            <text:p>13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IntReceiver – Restructuracion de proyecto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4" calcext:value-type="date">
            <text:p>1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regado de sleepmode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6" calcext:value-type="date">
            <text:p>16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Connection – Conexion andando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7" calcext:value-type="date">
            <text:p>17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socket y envio de mensaje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0" calcext:value-type="date">
            <text:p>20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TasksLists task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1" calcext:value-type="date">
            <text:p>2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ctura informe practica – Comienzo con i2c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4" calcext:value-type="date">
            <text:p>2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cionando i2c conectado a si mismo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5" calcext:value-type="date">
            <text:p>25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figuracion de NVS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6" calcext:value-type="date">
            <text:p>26/08/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ctura (sin sensor) de datos y manejo de punteros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7" calcext:value-type="date">
            <text:p>2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ienzo a configurar MPU correctamente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8" calcext:value-type="date">
            <text:p>28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fifo ints – pasaje a signed ints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9" calcext:value-type="date">
            <text:p>29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bios en log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ce6"/>
          <table:table-cell table:number-columns-repeated="5"/>
        </table:table-row>
        <table:table-row table:style-name="ro1">
          <table:table-cell/>
          <table:table-cell table:style-name="ce7"/>
          <table:table-cell table:style-name="ce15"/>
          <table:table-cell table:style-name="ce7"/>
          <table:table-cell table:style-name="Default" table:number-columns-repeated="3"/>
        </table:table-row>
        <table:table-row table:style-name="ro1">
          <table:table-cell/>
          <table:table-cell table:style-name="ce1"/>
          <table:table-cell table:style-name="ce16"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Tiempo total [h]</text:p>
          </table:table-cell>
          <table:table-cell table:formula="of:=SUM([.C3:.C19])" office:value-type="float" office:value="41" calcext:value-type="float">
            <text:p>41</text:p>
          </table:table-cell>
          <table:table-cell table:style-name="ce10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AR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9">00/00/0000</text:date>, <text:time style:data-style-name="N2" text:time-value="15:07:14.5698764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7T18:21:49.840398203</meta:creation-date>
    <dc:date>2020-08-29T15:07:25.736702274</dc:date>
    <meta:editing-duration>PT7H10M15S</meta:editing-duration>
    <meta:editing-cycles>26</meta:editing-cycles>
    <meta:generator>LibreOffice/6.4.5.2$Linux_X86_64 LibreOffice_project/40$Build-2</meta:generator>
    <meta:document-statistic meta:table-count="1" meta:cell-count="56" meta:object-count="0"/>
  </office:meta>
</office:document-meta>
</file>